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break-before="auto" fo:break-after="auto"/>
    </style:style>
    <style:style style:name="P14" style:family="paragraph" style:parent-style-name="Heading_20_1" style:list-style-name="WWNum1"/>
    <style:style style:name="P1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color="#1155cc" style:text-underline-style="solid" style:text-underline-width="auto" style:text-underline-color="font-color"/>
    </style:style>
    <style:style style:name="T10" style:family="text">
      <style:text-properties fo:font-weight="bold" style:font-weight-asian="bold"/>
    </style:style>
    <style:style style:name="T11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aczyuw2yex2w"/><text:span text:style-name="T1">Sistemas Operativos en Red</text:span><text:span text:style-name="T2"><text:line-break/></text:span><text:span text:style-name="T3">UD 02. Actividades Evaluables 01</text:span></text:p>
      <text:p text:style-name="P1"><draw:frame draw:style-name="fr1" draw:name="image4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Septiembre 2023</text:span></text:p>
      <text:p text:style-name="P5"/>
      <text:p text:style-name="P4"><text:span text:style-name="T6">Unidad 02. Actividades 01</text:span></text:p>
      <text:list xml:id="list1006316412" text:style-name="WWNum1">
        <text:list-item>
          <text:p text:style-name="P14"><text:bookmark text:name="_dbh0n1vac4c8"/>Actividad 01</text:p>
        </text:list-item>
      </text:list>
      <text:p text:style-name="Standard">Investiga cómo crear una máquina virtual y hacer una instalación dual con Windows 10 y Ubuntu (Linux). Este vídeo podría ayudarte <text:a xlink:type="simple" xlink:href="https://www.youtube.com/watch?v=nBD4KqH5CT8" text:style-name="ListLabel_20_10" text:visited-style-name="ListLabel_20_10"><text:span text:style-name="T9">https://www.youtube.com/watch?v=nBD4KqH5CT8</text:span></text:a></text:p>
      <text:p text:style-name="Standard"><text:span text:style-name="T10">Consejo:</text:span> Debes instalar primero Windows y por último Ubuntu (Linux). Cuando haga las particiones, Linux debería tener suficiente espacio para instalarse.</text:p>
      <text:list xml:id="list184018002182141" text:continue-numbering="true" text:style-name="WWNum1">
        <text:list-item>
          <text:p text:style-name="P14"><text:bookmark text:name="_jrq5j4it38g2"/>Actividad 02</text:p>
        </text:list-item>
      </text:list>
      <text:p text:style-name="Standard">Utilizando <text:a xlink:type="simple" xlink:href="https://sergarb1.github.io/CursoIntroduccionADocker/" text:style-name="ListLabel_20_10" text:visited-style-name="ListLabel_20_10"><text:span text:style-name="T9">https://sergarb1.github.io/CursoIntroduccionADocker/</text:span></text:a> realiza las siguientes actividades guiadas para obtener los conocimientos necesarios de Docker y Docker Compose:</text:p>
      <text:list xml:id="list1214101359" text:style-name="WWNum2">
        <text:list-item>
          <text:p text:style-name="P6">Realiza todos los casos prácticos de la unidad 3.</text:p>
        </text:list-item>
        <text:list-item>
          <text:p text:style-name="P7">Realiza el primer caso práctico de la unidad 4.</text:p>
        </text:list-item>
        <text:list-item>
          <text:p text:style-name="P8">Realiza el primer caso práctico de la unidad 5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02. Máquinas virtuales y contenedores</text:span></text:p>
      </style:header>
      <style:footer>
        <text:p text:style-name="MP4"><text:span text:style-name="MT1">CFGM Sistemas Microinformáticos y Redes<text:tab/><text:tab/>Unidad 02 - 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15" meta:word-count="135" meta:character-count="939" meta:non-whitespace-character-count="821"/>
    <meta:generator>LibreOfficeDev/6.0.5.2$Linux_X86_64 LibreOffice_project/</meta:generator>
  </office:meta>
</office:document-meta>
</file>